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inBase.getComma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Base.execute( Context 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hainBase.addCommand( Command comma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hainBase.ChainB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